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dfa" officeooo:paragraph-rsid="0002edfa"/>
    </style:style>
    <style:style style:name="P2" style:family="paragraph" style:parent-style-name="Standard">
      <style:text-properties officeooo:rsid="0004a538" officeooo:paragraph-rsid="0004a538"/>
    </style:style>
    <style:style style:name="P3" style:family="paragraph" style:parent-style-name="Standard">
      <style:text-properties officeooo:rsid="0005b98e" officeooo:paragraph-rsid="0005b98e"/>
    </style:style>
    <style:style style:name="P4" style:family="paragraph" style:parent-style-name="Standard">
      <style:text-properties officeooo:rsid="00078668" officeooo:paragraph-rsid="00078668"/>
    </style:style>
    <style:style style:name="T1" style:family="text">
      <style:text-properties officeooo:rsid="0005b98e"/>
    </style:style>
    <style:style style:name="T2" style:family="text">
      <style:text-properties officeooo:rsid="00071f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a 1 </text:p>
      <text:p text:style-name="P1"/>
      <text:p text:style-name="P1">input:</text:p>
      <text:p text:style-name="P1"/>
      <text:p text:style-name="P1">1 una lista de enteros</text:p>
      <text:p text:style-name="P1">2 un entero de objetivo (obj)</text:p>
      <text:p text:style-name="P1"/>
      <text:p text:style-name="P1">output:</text:p>
      <text:p text:style-name="P1">una lista de tuplas ( parejas) de <text:span text:style-name="T1">números</text:span> que cumplen: a + b = <text:span text:style-name="T1">objetivos</text:span> y b solo deben aparecer una sola vez en la lista de tuplas</text:p>
      <text:p text:style-name="P1"/>
      <text:p text:style-name="P1">ejemplos input1: [3,7,3,2,5,8,4,8,1,9] obj=12</text:p>
      <text:p text:style-name="P1">opput:[(7,5),(8,4),(9,3)]</text:p>
      <text:p text:style-name="P4"/>
      <text:p text:style-name="P1"/>
      <text:p text:style-name="P1"/>
      <text:p text:style-name="P2">problema 2 </text:p>
      <text:p text:style-name="P2"/>
      <text:p text:style-name="P2">input: </text:p>
      <text:p text:style-name="P2">1 una lista de N posiciones iniciadas en 0:</text:p>
      <text:p text:style-name="P2">2 una lista cuyo elemento es una tupla con los siguientes forma:</text:p>
      <text:p text:style-name="P3">(elem 1, elem 2)</text:p>
      <text:p text:style-name="P3">3 elem 1: un rango de <text:span text:style-name="T2">n</text:span>umeros con <text:span text:style-name="T2">máximo</text:span> = longitud de la lista definitiva en el punto 1</text:p>
      <text:p text:style-name="P3">4 elem 2: un numero randam de 1 a 999</text:p>
      <text:p text:style-name="P3">output: </text:p>
      <text:p text:style-name="P3">la lista definitiva en el punto 1 debe llenarse sumando los valores elem 2 de las tuplas e sus posiciones definitivas en los rangos elem 1.</text:p>
      <text:p text:style-name="P3"/>
      <text:p text:style-name="P3">ejemplos: <text:s/>input1: [0,0,0,0,0] [((0,3),327),((3,5),292),((1,4),173)]</text:p>
      <text:p text:style-name="P3">output1: [327,500,500,465,292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8:40:15.834994438</meta:creation-date>
    <dc:date>2017-10-17T20:40:41.190165745</dc:date>
    <meta:editing-duration>PT2H2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38" meta:character-count="787" meta:non-whitespace-character-count="663"/>
  </office:meta>
</office:document-meta>
</file>